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2.6417in" table:align="margins"/>
    </style:style>
    <style:style style:name="Table2.A" style:family="table-column">
      <style:table-column-properties style:column-width="1.1806in" style:rel-column-width="6120*"/>
    </style:style>
    <style:style style:name="Table2.B" style:family="table-column">
      <style:table-column-properties style:column-width="11.4611in" style:rel-column-width="5941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2.6438in" fo:margin-left="0in" fo:margin-right="-0.0021in" table:align="margins"/>
    </style:style>
    <style:style style:name="Table1.A" style:family="table-column">
      <style:table-column-properties style:column-width="0.4236in" style:rel-column-width="2197*"/>
    </style:style>
    <style:style style:name="Table1.B" style:family="table-column">
      <style:table-column-properties style:column-width="2.7361in" style:rel-column-width="14183*"/>
    </style:style>
    <style:style style:name="Table1.C" style:family="table-column">
      <style:table-column-properties style:column-width="1.5799in" style:rel-column-width="8188*"/>
    </style:style>
    <style:style style:name="Table1.D" style:family="table-column">
      <style:table-column-properties style:column-width="0.6757in" style:rel-column-width="3501*"/>
    </style:style>
    <style:style style:name="Table1.E" style:family="table-column">
      <style:table-column-properties style:column-width="2.4847in" style:rel-column-width="12879*"/>
    </style:style>
    <style:style style:name="Table1.F" style:family="table-column">
      <style:table-column-properties style:column-width="1.5806in" style:rel-column-width="8192*"/>
    </style:style>
    <style:style style:name="Table1.H" style:family="table-column">
      <style:table-column-properties style:column-width="1.5833in" style:rel-column-width="820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1pt" style:font-size-asian="11pt" style:font-size-complex="11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gr1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{image}</text:p>
          </table:table-cell>
          <table:table-cell table:style-name="Table2.A1" office:value-type="string">
            <text:p text:style-name="P5">DAFTAR KEBUTUHAN KANTOR CABANG</text:p>
            <text:p text:style-name="P4">CATERING ARTICLES / GOODS REQUISITION FORM</text:p>
            <text:p text:style-name="P2">NO : {id_dkkc} <text:s text:c="3"/></text:p>
            <text:p text:style-name="P3"/>
          </table:table-cell>
        </table:table-row>
      </table:table>
      <text:p text:style-name="P2"><draw:rect text:anchor-type="paragraph" draw:z-index="0" draw:style-name="gr1" draw:text-style-name="P12" svg:width="4.5067in" svg:height="0.5315in" svg:x="0.0161in" svg:y="0.1984in" draw:corner-radius="0.0402in"><text:p text:style-name="P11"><text:span text:style-name="T2"><text:s text:c="2"/></text:span><text:span text:style-name="T2">Dari Kantor Cabang / </text:span><text:span text:style-name="T3">From Station</text:span><text:span text:style-name="T2"> : </text:span>{station}</text:p><text:p text:style-name="P11"><text:span text:style-name="T2"><text:s text:c="2"/></text:span><text:span text:style-name="T2">Untuk Pemakaian : {dkkc_month}</text:span></text:p><text:p text:style-name="P11"><text:span text:style-name="T2"><text:s text:c="2"/></text:span><text:span text:style-name="T3">Consumtion for one (1) Month</text:span></text:p></draw:rect></text:p>
      <text:p text:style-name="P2"/>
      <text:p text:style-name="P3"><draw:rect text:anchor-type="paragraph" draw:z-index="2" draw:style-name="gr1" draw:text-style-name="P14" svg:width="3.3815in" svg:height="0.4169in" svg:x="9.2764in" svg:y="0.1902in" draw:corner-radius="0.0402in"><text:p text:style-name="P13"><text:span text:style-name="T2"><text:s text:c="2"/></text:span><text:span text:style-name="T2">Kepada / </text:span><text:span text:style-name="T3">To</text:span><text:span text:style-name="T2"> : </text:span><text:span text:style-name="T4">ISTS</text:span></text:p><text:p text:style-name="P13"><text:span text:style-name="T2"><text:s text:c="2"/></text:span><text:span text:style-name="T4">IN-FLIGHT SERVICE TOTAL SOLUTION</text:span></text:p><text:p text:style-name="P11"><text:span text:style-name="T2"/></text:p></draw:rect><draw:rect text:anchor-type="paragraph" draw:z-index="1" draw:style-name="gr2" draw:text-style-name="P13" svg:width="4.0835in" svg:height="0.415in" svg:x="0.0055in" svg:y="0.4362in"><text:p text:style-name="P13"><text:span text:style-name="T2">Mohon dapat dikirim kepada kami barang-barang sebagai berikut</text:span></text:p><text:p text:style-name="P11"><text:span text:style-name="T3">Please forward us Catering Goods / Articles as follows</text:span></text:p><text:p text:style-name="P11"/></draw:rect></text:p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6">NO</text:p>
          </table:table-cell>
          <table:table-cell table:style-name="Table1.A1" office:value-type="string">
            <text:p text:style-name="P6">NAMA BARANG</text:p>
          </table:table-cell>
          <table:table-cell table:style-name="Table1.A1" table:number-rows-spanned="2" office:value-type="string">
            <text:p text:style-name="P6">KODE </text:p>
            <text:p text:style-name="P7">ARTICLES NUMBER</text:p>
          </table:table-cell>
          <table:table-cell table:style-name="Table1.A1" table:number-rows-spanned="2" office:value-type="string">
            <text:p text:style-name="P6">UNIT<text:line-break/><text:span text:style-name="T1">UOM</text:span></text:p>
          </table:table-cell>
          <table:table-cell table:style-name="Table1.A1" office:value-type="string">
            <text:p text:style-name="P6">SISA BARANG PER TGL DIKELUARKAN DKKC</text:p>
          </table:table-cell>
          <table:table-cell table:style-name="Table1.A1" office:value-type="string">
            <text:p text:style-name="P6">PEMAKAIAN PER BULAN</text:p>
          </table:table-cell>
          <table:table-cell table:style-name="Table1.A1" office:value-type="string">
            <text:p text:style-name="P6">PERMINTAAN</text:p>
          </table:table-cell>
          <table:table-cell table:style-name="Table1.H1" table:number-rows-spanned="2" office:value-type="string">
            <text:p text:style-name="P6">KETERANGAN <text:span text:style-name="T1">REMAKS</text:span></text:p>
          </table:table-cell>
        </table:table-row>
        <table:table-row>
          <table:covered-table-cell/>
          <table:table-cell table:style-name="Table1.B2" office:value-type="string">
            <text:p text:style-name="P7">DESCRIPTION</text:p>
          </table:table-cell>
          <table:covered-table-cell/>
          <table:covered-table-cell/>
          <table:table-cell table:style-name="Table1.B2" office:value-type="string">
            <text:p text:style-name="P7">ACTUAL STOCK PER </text:p>
            <text:p text:style-name="P7">GRF ISSUED</text:p>
          </table:table-cell>
          <table:table-cell table:style-name="Table1.B2" office:value-type="string">
            <text:p text:style-name="P7">MONTHLY CONSUMPTION</text:p>
          </table:table-cell>
          <table:table-cell table:style-name="Table1.B2" office:value-type="string">
            <text:p text:style-name="P7">REQUESTED</text:p>
          </table:table-cell>
          <table:covered-table-cell/>
        </table:table-row>
        <table:table-row>
          <table:table-cell table:style-name="Table1.A3" office:value-type="string">
            <text:p text:style-name="P8">[!-- BEGIN row.articles --]{no}</text:p>
          </table:table-cell>
          <table:table-cell table:style-name="Table1.A3" office:value-type="string">
            <text:p text:style-name="P8">{nama_artikel}</text:p>
          </table:table-cell>
          <table:table-cell table:style-name="Table1.A3" office:value-type="string">
            <text:p text:style-name="P8">{kd_artikel}</text:p>
          </table:table-cell>
          <table:table-cell table:style-name="Table1.A3" office:value-type="string">
            <text:p text:style-name="P10">{uom}</text:p>
          </table:table-cell>
          <table:table-cell table:style-name="Table1.A3" office:value-type="string">
            <text:p text:style-name="P10">{stok_barang}</text:p>
          </table:table-cell>
          <table:table-cell table:style-name="Table1.A3" office:value-type="string">
            <text:p text:style-name="P10">{konsumsi}</text:p>
          </table:table-cell>
          <table:table-cell table:style-name="Table1.A3" office:value-type="string">
            <text:p text:style-name="P10">{request}</text:p>
          </table:table-cell>
          <table:table-cell table:style-name="Table1.H3" office:value-type="string">
            <text:p text:style-name="P10">{remark}[!-- END row.articles --]</text:p>
          </table:table-cell>
        </table:table-row>
      </table:table>
      <text:p text:style-name="P3"><draw:rect text:anchor-type="paragraph" draw:z-index="3" draw:style-name="gr3" draw:text-style-name="P16" svg:width="3.3858in" svg:height="1.5051in" svg:x="9.1161in" svg:y="0.0965in" draw:corner-radius="0.1201in"><text:p text:style-name="P11"><text:span text:style-name="T5"><text:s text:c="3"/></text:span></text:p><text:p text:style-name="P11"><text:span text:style-name="T5"><text:s text:c="3"/></text:span><text:span text:style-name="T5">Dikeluarkan Tgl / </text:span><text:span text:style-name="T6">Issued date</text:span><text:span text:style-name="T5"> : <text:s text:c="3"/>{tgl_dkkc} <text:s text:c="3"/></text:span></text:p><text:p text:style-name="P11"><text:span text:style-name="T5"><text:s text:c="3"/></text:span><text:span text:style-name="T5">Diminta Oleh / </text:span><text:span text:style-name="T6">Requested By</text:span><text:span text:style-name="T5"> :</text:span></text:p><text:p text:style-name="P11"><text:span text:style-name="T5"/></text:p><text:p text:style-name="P15"><text:span text:style-name="T5"/></text:p><text:p text:style-name="P15"><text:span text:style-name="T5"/></text:p><text:p text:style-name="P15"><text:span text:style-name="T5"><text:s/></text:span></text:p><text:p text:style-name="P15"><text:span text:style-name="T5">(_______________________)</text:span></text:p><text:p text:style-name="P15"><text:span text:style-name="T5"><text:s/></text:span><text:span text:style-name="T5">CATERER</text:span></text:p><text:p text:style-name="P11"><text:span text:style-name="T5"><text:s text:c="7"/></text:span></text:p></draw:rect></text:p>
      <text:p text:style-name="P3"><draw:rect text:anchor-type="paragraph" draw:z-index="4" draw:style-name="gr4" draw:text-style-name="P12" svg:width="3.2398in" svg:height="0.8398in" svg:x="0.1618in" svg:y="-0.0953in"><text:p text:style-name="P11"><text:span text:style-name="T2"><text:s text:c="2"/></text:span><text:span text:style-name="T5"><text:s/></text:span><text:span text:style-name="T7"><text:s/></text:span><text:span text:style-name="T7">Distribusi / </text:span><text:span text:style-name="T6">Distribution</text:span><text:span text:style-name="T7"> :</text:span></text:p><text:p text:style-name="P11"><text:span text:style-name="T7"><text:s text:c="4"/></text:span><text:span text:style-name="T7">Original </text:span><text:span text:style-name="T7"><text:tab/></text:span><text:span text:style-name="T7">: In-flight Service Total Solution</text:span></text:p><text:p text:style-name="P11"><text:span text:style-name="T7"><text:s text:c="4"/></text:span><text:span text:style-name="T7">1rd copy</text:span><text:span text:style-name="T7"><text:tab/></text:span><text:span text:style-name="T7">: Cost &amp; Control ISTS</text:span></text:p><text:p text:style-name="P11"><text:span text:style-name="T7"><text:s text:c="4"/></text:span><text:span text:style-name="T7">2th copy</text:span><text:span text:style-name="T7"><text:tab/></text:span><text:span text:style-name="T7">: File Caterer</text:span></text:p></draw:rect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14in" fo:page-height="8.5in" style:num-format="1" style:print-orientation="landscape" fo:margin-top="0.1189in" fo:margin-bottom="0.3437in" fo:margin-left="0.698in" fo:margin-right="0.66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083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/></text:p>
      </style:header>
      <style:footer>
        <text:p text:style-name="MP1">Printed server date: {tgl_cetak} | filename: {filenam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s ists</meta:initial-creator>
    <meta:creation-date>2012-01-13T15:54:11.19</meta:creation-date>
    <dc:date>2012-01-22T22:47:50.99</dc:date>
    <dc:creator>Abdul Muin</dc:creator>
    <meta:editing-duration>PT1H34M3S</meta:editing-duration>
    <meta:editing-cycles>71</meta:editing-cycles>
    <meta:generator>OOo-dev/3.4$Win32 OpenOffice.org_project/340m0$Build-9583</meta:generator>
    <meta:document-statistic meta:table-count="2" meta:image-count="0" meta:object-count="0" meta:page-count="1" meta:paragraph-count="29" meta:word-count="66" meta:character-count="473"/>
  </office:meta>
</office:document-meta>
</file>